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10.000000000000000pt" fo:font-weight="normal"/>
    </style:style>
    <style:style style:name="T21" style:family="text">
      <style:text-properties fo:font-size="8.000000000000000pt"/>
    </style:style>
    <style:style style:name="T22" style:family="text">
      <style:text-properties fo:background-color="transparent" fo:color="#55aa7f" fo:font-size="10.000000000000000pt"/>
    </style:style>
    <style:style style:name="T23" style:family="text">
      <style:text-properties fo:background-color="transparent" fo:color="#55aa7f" fo:font-size="8.000000000000000pt"/>
    </style:style>
    <style:style style:name="T24" style:family="text">
      <style:text-properties fo:background-color="transparent" fo:color="#55aaff" fo:font-size="10.000000000000000pt"/>
    </style:style>
    <style:style style:name="T25" style:family="text">
      <style:text-properties fo:font-size="10.000000000000000pt" fo:font-weight="bold"/>
    </style:style>
    <style:style style:name="T26" style:family="text">
      <style:text-properties fo:background-color="transparent" fo:color="#55aaff" fo:font-weight="bold"/>
    </style:style>
    <style:style style:name="T27" style:family="text">
      <style:text-properties fo:background-color="transparent" fo:color="#005500" fo:font-size="10.000000000000000pt" fo:font-style="italic" style:text-underline-style="solid" style:text-underline-type="single"/>
    </style:style>
    <style:style style:name="T28" style:family="text">
      <style:text-properties fo:background-color="transparent" fo:color="#005500" fo:font-size="10.000000000000000pt" fo:font-style="normal" style:text-underline-style="none" style:text-underline-type="none"/>
    </style:style>
    <style:style style:name="T29" style:family="text">
      <style:text-properties fo:background-color="transparent" fo:font-size="10.000000000000000pt" fo:font-style="normal" style:text-underline-style="none" style:text-underline-type="none"/>
    </style:style>
    <style:style style:name="T30" style:family="text">
      <style:text-properties fo:background-color="transparent" fo:color="#55aa7f" fo:font-size="11.000000000000000pt"/>
    </style:style>
    <style:style style:name="T31" style:family="text">
      <style:text-properties fo:font-size="9.000000000000000pt" fo:font-weight="bold"/>
    </style:style>
    <style:style style:name="T32" style:family="text">
      <style:text-properties fo:background-color="transparent" fo:color="#55aa7f" fo:font-size="8.000000000000000pt" style:text-underline-style="solid" style:text-underline-type="single"/>
    </style:style>
    <style:style style:name="T33" style:family="text">
      <style:text-properties fo:background-color="transparent" fo:font-size="8.000000000000000pt" style:text-underline-style="solid" style:text-underline-type="single"/>
    </style:style>
    <style:style style:name="T34" style:family="text">
      <style:text-properties fo:font-family="仿宋" fo:font-size="12.000000000000000pt"/>
    </style:style>
    <style:style style:name="T35" style:family="text">
      <style:text-properties fo:font-family="Sans" fo:font-size="9.000000000000000pt"/>
    </style:style>
    <style:style style:name="T36" style:family="text">
      <style:text-properties fo:font-family="仿宋" fo:font-size="11.000000000000000pt"/>
    </style:style>
    <style:style style:name="T37" style:family="text">
      <style:text-properties fo:font-family="仿宋" fo:font-size="10.000000000000000pt"/>
    </style:style>
    <style:style style:name="T38"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0">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0">MS-word2016打开calligra的文档后保存ODT格式后，段落前序号无法显示</text:span></text:h>
      <text:p text:style-name="P5"/>
      <text:p text:style-name="P15"/>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1">在代码</text:span></text:p>
      <text:p text:style-name="P5"><text:span text:style-name="T21">void KWNavigationWidget::initUi() 中</text:span></text:p>
      <text:p text:style-name="P5"><text:span text:style-name="T21">{</text:span></text:p>
      <text:p text:style-name="P5"><text:span text:style-name="T21">注释</text:span></text:p>
      <text:p text:style-name="P5"><text:span text:style-name="T21">///m_treeView-&gt;setItemsExpandable(false); 可以展开和收起</text:span></text:p>
      <text:p text:style-name="P5"><text:span text:style-name="T21">m_treeView-&gt;setExpandsOnDoubleClick(false);///add openword 20210804 <text:s/>禁止双击选择行收起和展开，保留 + - 号展开和收缩</text:span></text:p>
      <text:p text:style-name="P5"><text:span text:style-name="T21">m_treeView-&gt;setSelectionMode(QAbstractItemView::SingleSelection/*NoSelection*/);///openword 20210804 选中单行</text:span></text:p>
      <text:p text:style-name="P5"><text:span text:style-name="T21">....</text:span></text:p>
      <text:p text:style-name="P5"/>
      <text:p text:style-name="P5"><text:span text:style-name="T21">}</text:span></text:p>
      <text:p text:style-name="P5"/>
      <text:p text:style-name="P5"><text:span text:style-name="T22">实现双击直接跳转到指定的页面的代码如下？</text:span></text:p>
      <text:p text:style-name="P5"><text:span text:style-name="T23">void KWNavigationWidget::navigationClicked(QModelIndex idx)</text:span></text:p>
      <text:p text:style-name="P5"/>
      <text:h text:outline-level="3" text:style-name="P12"><text:span text:style-name="T24">段落前序号:(一、二....)</text:span></text:h>
      <text:p text:style-name="P5"/>
      <text:p text:style-name="P5"><text:span text:style-name="T25">1.当前全是数字非大小</text:span></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4">///设置页脚的数字显示</text:span></text:p>
      <text:p text:style-name="P6"><text:span text:style-name="T7">void PageVariable::resize(const QTextDocument *document, QTextInlineObject &amp;object, int posInDocument, const QTextCharFormat &amp;format, QPaintDevice *pd)</text:span></text:p>
      <text:p text:style-name="P6"/>
      <text:p text:style-name="P6"><text:span text:style-name="T25">2.目前考虑增加编号及导航方式序号修正20210909</text:span></text:p>
      <text:p text:style-name="P6"><text:span text:style-name="T7">KoFilter::ConversionStatus DocxXmlDocumentReader::read_p() ？？？</text:span></text:p>
      <text:p text:style-name="P6"/>
      <text:h text:outline-level="3" text:style-name="P12">ConfigureToolbars</text:h>
      <text:p text:style-name="P5">目前涉及到的相关代码如下（涉及到<text:span text:style-name="T26">界面语言</text:span>配置及KXmlGuiWindow KConfigGui等）:</text:p>
      <text:p text:style-name="P5">void KoMainWindow::slotConfigureToolbars()</text:p>
      <text:p text:style-name="P5"><text:span text:style-name="T27">to do .... ki18n 设置语言地方？</text:span></text:p>
      <text:p text:style-name="P5"><text:span text:style-name="T28">KLocalizedString::setLanguages(strlist); 设置失败</text:span></text:p>
      <text:p text:style-name="P5"/>
      <text:p text:style-name="P5"><text:span text:style-name="T29">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30">目前可以提取出来单独使用(参考kxmlgui\tests\kxmlGuiMain)</text:span></text:p>
      <text:p text:style-name="P5"/>
      <text:h text:outline-level="2" text:style-name="P11">文档转换</text:h>
      <text:p text:style-name="P5"><text:span text:style-name="T31"><text:s text:c="11"/>目前考虑支持读取图像等数据，并且能够正确转换保存大部分docx文档。</text:span></text:p>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text:span text:style-name="T7">https://docs.microsoft.com/en-us/openspecs/office_file_formats/MS-OFFFFLP/8aea05e3-8c1e-4a9a-9614-31f71e679456</text:span></text:p>
      <text:p text:style-name="P5"/>
      <text:p text:style-name="P5"><text:span text:style-name="T7">https://docs.microsoft.com/en-us/openspecs/dev_center/ms-devcentlp/a859bab5-e1b5-481c-9b73-4ce93efc0a06</text:span></text:p>
      <text:p text:style-name="P5"/>
      <text:p text:style-name="P5"><text:span text:style-name="T7">https://docs.microsoft.com/en-us/openspecs/office_standards/ms-docx/b839fe1f-e1ca-4fa6-8c26-5954d0abbccd</text:span></text:p>
      <text:p text:style-name="P5"/>
      <text:p text:style-name="P5"><text:span text:style-name="T7">&lt;w:numPr&gt;<text:tab/>&lt;w:ilvl w:val="0"/&gt;<text:tab/>&lt;w:numId w:val="3"/&gt;<text:tab/>&lt;/w:numPr&gt;</text:span></text:p>
      <text:p text:style-name="P6">numId 值代表段落格式("1,2,3" "一,二,三" "(一),(二),(三)")</text:p>
      <text:p text:style-name="P6"/>
      <text:p text:style-name="P5"><text:span text:style-name="T7">文件解压说明</text:span></text:p>
      <text:p text:style-name="P5"><text:span text:style-name="T7">https://about.ac/2015/06/docx-hack-guide.html</text:span></text:p>
      <text:p text:style-name="P5"><text:span text:style-name="T7">组成文件介绍</text:span></text:p>
      <text:p text:style-name="P5"><text:span text:style-name="T7">styles.xml <text:s text:c="2"/>docx 文件的样式</text:span></text:p>
      <text:p text:style-name="P5"><text:span text:style-name="T7">document.xml <text:s/>docx 文件的内容</text:span></text:p>
      <text:p text:style-name="P5"><text:span text:style-name="T7">numbering.xml<text:s/></text:span></text:p>
      <text:p text:style-name="P5"><text:span text:style-name="T7">settings.xml<text:s/></text:span></text:p>
      <text:p text:style-name="P5"><text:span text:style-name="T7">webSettings.xml</text:span></text:p>
      <text:p text:style-name="P5"><text:span text:style-name="T7">fontTable.xml <text:s/>docx文件用到的的字体</text:span></text:p>
      <text:p text:style-name="P5">[考虑完全区分各个应用，libreoffice MS-word openoffice staroffice....]</text:p>
      <text:p text:style-name="P5">需要考虑实现复制格式</text:p>
      <text:p text:style-name="P5">[-----------------]</text:p>
      <text:p text:style-name="P5">初期目标：满足常规功能,参考类似</text:p>
      <text:p text:style-name="P5">[-------------------]</text:p>
      <text:p text:style-name="P5"><text:span text:style-name="T32">针对MSoffice的ODF文档的标题判断：</text:span></text:p>
      <text:p text:style-name="P5"><text:span text:style-name="T32">void KoTextLoader::loadHeading(const KoXmlElement &amp;element, QTextCursor &amp;cursor)</text:span></text:p>
      <text:p text:style-name="P5"><text:span text:style-name="T32">{</text:span></text:p>
      <text:p text:style-name="P5"><text:span text:style-name="T32">//add</text:span></text:p>
      <text:p text:style-name="P5"><text:span text:style-name="T32"><text:s text:c="8"/>if (d-&gt;context.odfLoadingContext().generator().startsWith(QLatin1String("MicrosoftOffice"))&amp;&amp;</text:span></text:p>
      <text:p text:style-name="P5"><text:span text:style-name="T32"><text:s text:c="15"/>(0 == styleName.compare(/*QString::fromLocal8Bit*/QLatin1String("P1"))))</text:span></text:p>
      <text:p text:style-name="P5"><text:span text:style-name="T32"><text:s text:c="8"/>{</text:span></text:p>
      <text:p text:style-name="P5"><text:span text:style-name="T32"><text:s text:c="12"/>level = 0;</text:span></text:p>
      <text:p text:style-name="P5"><text:span text:style-name="T32"><text:s text:c="8"/>}</text:span></text:p>
      <text:p text:style-name="P5"><text:span text:style-name="T32">}</text:span></text:p>
      <text:p text:style-name="P5"><text:span text:style-name="T7">对应各个类转换odf对应类</text:span></text:p>
      <text:p text:style-name="P5"><text:span text:style-name="T7">void DocxStyleWriter::read()</text:span></text:p>
      <text:p text:style-name="P5"><text:span text:style-name="T7">在KoFilter::ConversionStatus DocxXmlStylesReader::read_style()查找styles.xml存放对应的样式值</text:span></text:p>
      <text:p text:style-name="P5"/>
      <text:p text:style-name="P5"><text:span text:style-name="T10">ODT格式文档</text:span></text:p>
      <text:p text:style-name="P5"><text:span text:style-name="T10">bool KoOdfStyleManager::loadStyles(KoStore *odfStore)//？？？先解析styles.xml 再 content.xml</text:span></text:p>
      <text:p text:style-name="P5"><text:span text:style-name="T10">bool KoOdfReadStore::loadAndParse(QString &amp;errorMessage)</text:span></text:p>
      <text:p text:style-name="P5"><text:span text:style-name="T10">{</text:span></text:p>
      <text:p text:style-name="P5"><text:span text:style-name="T10"><text:s text:c="4"/>.......</text:span></text:p>
      <text:p text:style-name="P5"><text:span text:style-name="T10"><text:s text:c="4"/>// Load styles from style.xml</text:span></text:p>
      <text:p text:style-name="P16"><text:s text:c="4"/>d-&gt;stylesReader.createStyleMap(d-&gt;stylesDoc, true);</text:p>
      <text:p text:style-name="P16"><text:s text:c="4"/>// Also load styles from content.xml</text:p>
      <text:p text:style-name="P16"><text:s text:c="4"/>d-&gt;stylesReader.createStyleMap(d-&gt;contentDoc, false);</text:p>
      <text:p text:style-name="P5"><text:span text:style-name="T10">}</text:span></text:p>
      <text:p text:style-name="P5"><text:span text:style-name="T24">void KoTextLoader::loadHeading(const KoXmlElement &amp;element, QTextCursor &amp;cursor)</text:span></text:p>
      <text:p text:style-name="P5"/>
      <text:p text:style-name="P5"><text:span text:style-name="T21">//解析所有文档生成的app名称：</text:span></text:p>
      <text:p text:style-name="P5"><text:span text:style-name="T21">KoOdfLoadingContext类包含：</text:span></text:p>
      <text:p text:style-name="P5"><text:span text:style-name="T21">"OpenOffice.org" "NeoOffice" "LibreOffice" "StarOffice" "Lotus Symphony"</text:span></text:p>
      <text:p text:style-name="P5"><text:span text:style-name="T21"><text:s/>GeneratorType { Unknown, Calligra, OpenOffice, MicrosoftOffice };</text:span></text:p>
      <text:p text:style-name="P5"><text:span text:style-name="T33">void KoOdfLoadingContext::parseGenerator() const</text:span></text:p>
      <text:p text:style-name="P5"/>
      <text:p text:style-name="P5"><text:span text:style-name="T10">ODT文档加载过程</text:span></text:p>
      <text:p text:style-name="P5"><text:span text:style-name="T10">KoTextLoader::loadHeading <text:s text:c="20"/>KoTextLoader.cpp<text:s/></text:span></text:p>
      <text:p text:style-name="P5"><text:span text:style-name="T10">KoTextLoader::loadBody <text:s text:c="23"/>KoTextLoader.cpp<text:s/></text:span></text:p>
      <text:p text:style-name="P5"><text:span text:style-name="T10">KWOdfLoader::load <text:s text:c="28"/>KWOdfLoader.cpp<text:s text:c="2"/></text:span></text:p>
      <text:p text:style-name="P5"><text:span text:style-name="T10">KWDocument::loadOdf <text:s text:c="26"/>KWDocument.cpp<text:s text:c="3"/></text:span></text:p>
      <text:p text:style-name="P5"><text:span text:style-name="T10">KoDocument::loadOasisFromStore <text:s text:c="15"/>KoDocument.cpp<text:s text:c="3"/></text:span></text:p>
      <text:p text:style-name="P5"><text:span text:style-name="T10">KoDocument::loadNativeFormatFromStoreInternal KoDocument.cpp<text:s text:c="3"/></text:span></text:p>
      <text:p text:style-name="P5"><text:span text:style-name="T10">KoDocument::loadNativeFormatFromStore <text:s text:c="8"/>KoDocument.cpp<text:s text:c="3"/></text:span></text:p>
      <text:p text:style-name="P5"><text:span text:style-name="T10">KoDocument::loadNativeFormat <text:s text:c="17"/>KoDocument.cpp<text:s text:c="3"/></text:span></text:p>
      <text:p text:style-name="P5"><text:span text:style-name="T10">KoDocument::openFile <text:s text:c="25"/>KoDocument.cpp<text:s text:c="3"/></text:span></text:p>
      <text:p text:style-name="P5"><text:span text:style-name="T10">KoDocument::Private::openFile <text:s text:c="16"/>KoDocument.h<text:s text:c="5"/></text:span></text:p>
      <text:p text:style-name="P5"><text:span text:style-name="T10">KoDocument::Private::openLocalFile <text:s text:c="11"/>KoDocument.h<text:s text:c="5"/></text:span></text:p>
      <text:p text:style-name="P5"><text:span text:style-name="T10">KoDocument::openUrlInternal <text:s text:c="18"/>KoDocument.cpp<text:s text:c="3"/></text:span></text:p>
      <text:p text:style-name="P5"><text:span text:style-name="T10">KoDocument::openUrl <text:s text:c="26"/>KoDocument.cpp<text:s text:c="3"/></text:span></text:p>
      <text:p text:style-name="P5"><text:span text:style-name="T10">KoPart::openExistingFile <text:s text:c="21"/>KoPart.cpp<text:s text:c="8"/></text:span></text:p>
      <text:p text:style-name="P5"/>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34">Qtcreator<text:s/></text:span></text:h>
      <text:p text:style-name="P5"><text:span text:style-name="T10">C:\Qt\AStyle\bin\AStyle.exe</text:span></text:p>
      <text:p text:style-name="P5"><text:span text:style-name="T35">style=ansi</text:span></text:p>
      <text:p text:style-name="P6"><text:span text:style-name="T35">add-braces</text:span></text:p>
      <text:p text:style-name="P6"><text:span text:style-name="T35">indent-switches</text:span></text:p>
      <text:p text:style-name="P6"/>
      <text:h text:outline-level="2" text:style-name="P11"><text:span text:style-name="T36">遇到的设置问题</text:span></text:h>
      <text:h text:outline-level="3" text:style-name="P12"><text:span text:style-name="T37">调试速度</text:span></text:h>
      <text:p text:style-name="P5"><text:span text:style-name="T37">Options/Build&amp;Run/General: 取消Always deploy project before running it</text:span></text:p>
      <text:p text:style-name="P5"/>
      <text:h text:outline-level="3" text:style-name="P12"><text:span text:style-name="T20">配置修改问题</text:span></text:h>
      <text:p text:style-name="P5"><text:span text:style-name="T38">不要轻易修改 Options/Debugger/CDB: Use Python dumper 取消会出现无法调试问题，需要删除</text:span></text:p>
      <text:p text:style-name="P5"><text:span text:style-name="T38">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8">http://cn.ntdtv.com/gb/2021/08/26/a103200033.html</text:span></text:p>
      <text:h text:outline-level="2" text:style-name="P11">在线软件</text:h>
      <text:p text:style-name="P5"><text:span text:style-name="T38">https://www.offidocs.com/</text:span></text:p>
      <text:p text:style-name="P5"><text:span text:style-name="T38">官方代码参考</text:span></text:p>
      <text:p text:style-name="P5"><text:span text:style-name="T38">https://docs.microsoft.com/en-us/javascript/api/word?view=word-js-1.3</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Alphabetical_20List" style:display-name="Alphabetical List" style:family="paragraph" style:list-style-name="L5">
      <style:text-properties fo:font-size="12.000000000000000pt"/>
    </style:style>
    <style:style style:name="Bullet_20List" style:display-name="Bullet List" style:family="paragraph" style:list-style-name="L6">
      <style:text-properties fo:font-size="12.000000000000000pt"/>
    </style:style>
    <style:style style:name="Enumerated_20List" style:display-name="Enumerated List" style:family="paragraph" style:list-style-name="L4">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Head_203" style:default-outline-level="3" style:display-name="Head 3" style:family="paragraph"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A1" style:display-name="A1" style:family="paragraph">
      <style:text-properties fo:color="#000000" fo:font-family="Sans Serif" fo:font-size="12.000000000000000pt"/>
    </style:style>
    <style:style style:name="Standard" style:display-name="Standard" style:family="paragraph">
      <style:text-properties fo:font-size="12.000000000000000pt"/>
    </style:style>
    <style:style style:name="Bibliography_20phdthesis" style:display-name="Bibliography phdthesis" style:family="paragraph"/>
    <style:style style:name="Bibliography_20proceedings" style:display-name="Bibliography proceedings" style:family="paragraph"/>
    <style:style style:name="Bibliography_20custom4" style:display-name="Bibliography custom4" style:family="paragraph"/>
    <style:style style:name="Bibliography_20techreport" style:display-name="Bibliography techreport" style:family="paragraph"/>
    <style:style style:name="Bibliography_20custom5" style:display-name="Bibliography custom5" style:family="paragraph"/>
    <style:style style:name="Bibliography_20unpublished" style:display-name="Bibliography unpublished" style:family="paragraph"/>
    <style:style style:name="Footnote" style:display-name="Footnote" style:family="paragraph" style:next-style-name=""/>
    <style:style style:name="Bibliography_20journal" style:display-name="Bibliography journal" style:family="paragraph"/>
    <style:style style:name="Endnote" style:display-name="Endnote" style:family="paragraph" style:next-style-name=""/>
    <style:style style:name="Bibliography_20manual" style:display-name="Bibliography manual" style:family="paragraph"/>
    <style:style style:name="Bibliography_20www" style:display-name="Bibliography www" style:family="paragraph"/>
    <style:style style:name="Bibliography_20mastersthesis" style:display-name="Bibliography mastersthesis" style:family="paragraph"/>
    <style:style style:name="Bibliography_20custom1" style:display-name="Bibliography custom1" style:family="paragraph"/>
    <style:style style:name="Bibliography_20misc" style:display-name="Bibliography misc" style:family="paragraph"/>
    <style:style style:name="Bibliography_20custom2" style:display-name="Bibliography custom2" style:family="paragraph"/>
    <style:style style:name="Bibliography_20email" style:display-name="Bibliography email" style:family="paragraph"/>
    <style:style style:name="Bibliography_20custom3" style:display-name="Bibliography custom3"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2</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83</meta:editing-cycles>
    <dc:date>2021-10-10T21:08:50</dc:date>
    <meta:creation-date>2008-08-22T11:41:04</meta:creation-date>
  </office:meta>
</office:document-meta>
</file>